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c7d" officeooo:paragraph-rsid="0013ac7d"/>
    </style:style>
    <style:style style:name="P2" style:family="paragraph" style:parent-style-name="Standard">
      <style:text-properties officeooo:rsid="0013ac7d" officeooo:paragraph-rsid="001474de"/>
    </style:style>
    <style:style style:name="P3" style:family="paragraph" style:parent-style-name="Standard">
      <style:text-properties officeooo:rsid="0013ac7d" officeooo:paragraph-rsid="0015252f"/>
    </style:style>
    <style:style style:name="P4" style:family="paragraph" style:parent-style-name="Standard">
      <style:text-properties officeooo:paragraph-rsid="0013ac7d"/>
    </style:style>
    <style:style style:name="P5" style:family="paragraph" style:parent-style-name="Standard">
      <style:text-properties fo:font-weight="bold" officeooo:rsid="0013ac7d" officeooo:paragraph-rsid="0013ac7d" style:font-weight-asian="bold" style:font-weight-complex="bold"/>
    </style:style>
    <style:style style:name="P6" style:family="paragraph" style:parent-style-name="Standard">
      <style:text-properties fo:font-weight="bold" officeooo:rsid="0013ac7d" officeooo:paragraph-rsid="001474de" style:font-weight-asian="bold" style:font-weight-complex="bold"/>
    </style:style>
    <style:style style:name="P7" style:family="paragraph" style:parent-style-name="Standard">
      <style:text-properties fo:font-weight="bold" officeooo:rsid="0013ac7d" officeooo:paragraph-rsid="0015252f" style:font-weight-asian="bold" style:font-weight-complex="bold"/>
    </style:style>
    <style:style style:name="P8" style:family="paragraph" style:parent-style-name="Standard">
      <style:text-properties fo:font-weight="bold" officeooo:rsid="001474de" officeooo:paragraph-rsid="001474de" style:font-weight-asian="bold" style:font-weight-complex="bold"/>
    </style:style>
    <style:style style:name="P9" style:family="paragraph" style:parent-style-name="Standard">
      <style:text-properties fo:font-weight="bold" officeooo:rsid="00151a62" officeooo:paragraph-rsid="00151a62" style:font-weight-asian="bold" style:font-weight-complex="bold"/>
    </style:style>
    <style:style style:name="P10" style:family="paragraph" style:parent-style-name="Standard">
      <style:text-properties fo:font-weight="bold" officeooo:rsid="0015252f" officeooo:paragraph-rsid="0015252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3ac7d" officeooo:paragraph-rsid="0013ac7d" style:font-weight-asian="bold" style:font-weight-complex="bold"/>
    </style:style>
    <style:style style:name="P12" style:family="paragraph" style:parent-style-name="Standard">
      <style:text-properties officeooo:paragraph-rsid="001474de"/>
    </style:style>
    <style:style style:name="P13" style:family="paragraph" style:parent-style-name="Standard">
      <style:text-properties officeooo:paragraph-rsid="00151a62"/>
    </style:style>
    <style:style style:name="P14" style:family="paragraph" style:parent-style-name="Standard">
      <style:text-properties officeooo:rsid="00151a62" officeooo:paragraph-rsid="00151a62"/>
    </style:style>
    <style:style style:name="P15" style:family="paragraph" style:parent-style-name="Standard">
      <style:text-properties officeooo:paragraph-rsid="0015252f"/>
    </style:style>
    <style:style style:name="T1" style:family="text">
      <style:text-properties officeooo:rsid="0013ac7d"/>
    </style:style>
    <style:style style:name="T2" style:family="text">
      <style:text-properties officeooo:rsid="001474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ac7d" style:font-weight-asian="bold" style:font-weight-complex="bold"/>
    </style:style>
    <style:style style:name="T5" style:family="text">
      <style:text-properties fo:font-weight="bold" officeooo:rsid="001474de" style:font-weight-asian="bold" style:font-weight-complex="bold"/>
    </style:style>
    <style:style style:name="T6" style:family="text">
      <style:text-properties fo:font-weight="bold" officeooo:rsid="00151a62" style:font-weight-asian="bold" style:font-weight-complex="bold"/>
    </style:style>
    <style:style style:name="T7" style:family="text">
      <style:text-properties fo:font-weight="bold" officeooo:rsid="0015252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1a62" style:font-weight-asian="normal" style:font-weight-complex="normal"/>
    </style:style>
    <style:style style:name="T10" style:family="text">
      <style:text-properties fo:font-weight="normal" officeooo:rsid="0015252f" style:font-weight-asian="normal" style:font-weight-complex="normal"/>
    </style:style>
    <style:style style:name="T11" style:family="text">
      <style:text-properties fo:font-weight="normal" officeooo:rsid="001474de" style:font-weight-asian="normal" style:font-weight-complex="normal"/>
    </style:style>
    <style:style style:name="T12" style:family="text">
      <style:text-properties officeooo:rsid="00152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urce Code Explanation :</text:p>
      <text:p text:style-name="P1"/>
      <text:p text:style-name="P5">1. Classification.py</text:p>
      <text:p text:style-name="P1"/>
      <text:p text:style-name="P1"><text:span text:style-name="T3">Class name</text:span> : Classification_descisionTree</text:p>
      <text:p text:style-name="P1"/>
      <text:p text:style-name="P1"><text:span text:style-name="T3">__init__ </text:span>: </text:p>
      <text:p text:style-name="P1"><text:s text:c="3"/></text:p>
      <text:p text:style-name="P1"><text:tab/>1. Loads the dataset.</text:p>
      <text:p text:style-name="P1"><text:tab/>2. Drops the unnecessary columns.</text:p>
      <text:p text:style-name="P1"><text:tab/>3. Separates the Class label and drops it from <text:s/>the main data set.</text:p>
      <text:p text:style-name="P1"/>
      <text:p text:style-name="P11">Functions :</text:p>
      <text:p text:style-name="P1"/>
      <text:p text:style-name="P1"><text:span text:style-name="T3">1. <text:s/>Question1_i :</text:span> Calculates number of instances and returns it.</text:p>
      <text:p text:style-name="P1"/>
      <text:p text:style-name="P1"><text:span text:style-name="T3">2. <text:s/>Question1_ii :</text:span> Calculates null values and returns it.</text:p>
      <text:p text:style-name="P1"/>
      <text:p text:style-name="P1"><text:span text:style-name="T3">3. Question1_iii :</text:span> Calculates Fraction of missing values and returns it.</text:p>
      <text:p text:style-name="P1"/>
      <text:p text:style-name="P1"><text:span text:style-name="T3">4. Question1_iv :</text:span> <text:s/>Calculates number of instances with missing values and returns it.</text:p>
      <text:p text:style-name="P1"/>
      <text:p text:style-name="P1"><text:span text:style-name="T3">5. Question1_v : </text:span>Calculates Fraction of instances with missing values over all instances and returns <text:tab/><text:tab/> <text:s text:c="3"/>It.</text:p>
      <text:p text:style-name="P1"><text:span text:style-name="T3">6. descritization :</text:span> Performs label Encoding on the class labels and the data set and returns it.</text:p>
      <text:p text:style-name="P1"/>
      <text:p text:style-name="P1"><text:span text:style-name="T3">7. <text:s/>Question2 : </text:span>Returns Descritized class labels with Label Encoder.</text:p>
      <text:p text:style-name="P1"/>
      <text:p text:style-name="P1"><text:span text:style-name="T3">8. main :</text:span> Main Function that prints all the results on the console.</text:p>
      <text:p text:style-name="P1"/>
      <text:p text:style-name="P1"><text:span text:style-name="T3">9. __descritization :</text:span> Performs label encoding on the data set and returns an Encoded data set.</text:p>
      <text:p text:style-name="P1"/>
      <text:p text:style-name="P1"><text:span text:style-name="T3">10. dataPreProcessing_Q_3 : </text:span>Process the data set and class label for train test split and returns new <text:tab/><text:tab/><text:tab/><text:tab/>data set and class label data as X and y</text:p>
      <text:p text:style-name="P1"/>
      <text:p text:style-name="P1"><text:span text:style-name="T3">11. dataSplitting : </text:span>Splits X and y to x train y train x test y test as well as label splitting to y train <text:tab/><text:tab/> <text:s text:c="5"/>label and y test label and returns the data.</text:p>
      <text:p text:style-name="P1"/>
      <text:p text:style-name="P4"><text:span text:style-name="T4">12. DtreeClassifier :</text:span><text:span text:style-name="T1"> Declares and initialises the descision tree classifier.</text:span></text:p>
      <text:p text:style-name="P4"/>
      <text:p text:style-name="P1"><text:span text:style-name="T3">13. predict : </text:span>Takes Descision tree as an argument and makes predictions.</text:p>
      <text:p text:style-name="P1"/>
      <text:p text:style-name="P1"><text:span text:style-name="T3">14. ClassificationReport :</text:span> Returns classification report based on test data predictions.</text:p>
      <text:p text:style-name="P1"/>
      <text:p text:style-name="P1"><text:span text:style-name="T3">15. Confusion_Matrix_Error_Rate :</text:span> Calculates the confusion matrix and error rate and returns <text:tab/><text:tab/><text:tab/><text:tab/><text:tab/> <text:s text:c="3"/>the values.</text:p>
      <text:p text:style-name="P1"/>
      <text:p text:style-name="P1"><text:span text:style-name="T3">16. D_prime : </text:span>Creates a new dataset based on the original dataset and returns it.</text:p>
      <text:p text:style-name="P1"/>
      <text:p text:style-name="P1"><text:span text:style-name="T3">17. D_one_prime :</text:span> Creates D_1_prime based on D_prime and the properties defined in the <text:tab/><text:tab/><text:tab/> <text:s text:c="7"/>assignment specification.</text:p>
      <text:p text:style-name="P1"/>
      <text:p text:style-name="P1"><text:soft-page-break/></text:p>
      <text:p text:style-name="P1"/>
      <text:p text:style-name="P1"><text:span text:style-name="T3">18. D_two_prime :</text:span> Creates D_2_prime based on D_prime and the properties defined in the <text:tab/><text:tab/><text:tab/> <text:s text:c="7"/>assignment specification.</text:p>
      <text:p text:style-name="P1"/>
      <text:p text:style-name="P1"><text:span text:style-name="T3">19. D_prime_data_splitting :</text:span> Splits D_prime to create new training and testing samples for d1 <text:tab/><text:tab/><text:tab/><text:tab/> <text:s/>prime and d2 prime classifiers.</text:p>
      <text:p text:style-name="P1"/>
      <text:p text:style-name="P1"><text:span text:style-name="T3">20. D_prime_data_preprocessing_splitting: </text:span>Performs preprocessing of data like label and dataset encoding on the new d1 prime and d2 prime test and train samples as well the associated class labels.</text:p>
      <text:p text:style-name="P1"/>
      <text:p text:style-name="P1"><text:span text:style-name="T3">21. __D_prime_descritization :</text:span> Performs label encoding on the data samples for d1prime and <text:tab/><text:tab/><text:tab/><text:tab/><text:tab/> <text:s text:c="3"/>d2prime datasets.</text:p>
      <text:p text:style-name="P1"/>
      <text:p text:style-name="P4"><text:span text:style-name="T4">22. Instructions to run the program :</text:span><text:span text:style-name="T1"> On the CLI run : python3 Classification.py</text:span></text:p>
      <text:p text:style-name="P4"/>
      <text:p text:style-name="P6">23. Dependencies :</text:p>
      <text:p text:style-name="P2"><text:span text:style-name="T2"><text:tab/>1. </text:span>pandas, matplotlib , sklearn , pprint <text:span text:style-name="T2">libraries.</text:span></text:p>
      <text:p text:style-name="P2"><text:span text:style-name="T2"><text:tab/>2. python3 environment </text:span></text:p>
      <text:p text:style-name="P1"/>
      <text:p text:style-name="P12"><text:span text:style-name="T5">2</text:span><text:span text:style-name="T4">. </text:span><text:span text:style-name="T5">Clustering</text:span><text:span text:style-name="T4">.py</text:span></text:p>
      <text:p text:style-name="P2"/>
      <text:p text:style-name="P2"><text:span text:style-name="T3">Class name</text:span> : Classification_descisionTree</text:p>
      <text:p text:style-name="P2"/>
      <text:p text:style-name="P2"><text:span text:style-name="T3">__init__ </text:span>: </text:p>
      <text:p text:style-name="P2"><text:s text:c="3"/></text:p>
      <text:p text:style-name="P2"><text:tab/>1. Loads the dataset.</text:p>
      <text:p text:style-name="P2"><text:tab/>2. Drops the unnecessary columns.</text:p>
      <text:p text:style-name="P2"><text:tab/>3. Separates the Class label and drops it from <text:s/>the main data set.</text:p>
      <text:p text:style-name="P2"/>
      <text:p text:style-name="P2"/>
      <text:p text:style-name="P8">Function : </text:p>
      <text:p text:style-name="P8"/>
      <text:p text:style-name="P8">1. question1 : <text:span text:style-name="T8">Calculates </text:span><text:span text:style-name="T9">mean , min and max for each attributes and returns it.</text:span></text:p>
      <text:p text:style-name="P8"><text:span text:style-name="T9"/></text:p>
      <text:p text:style-name="P9">2. question2 :</text:p>
      <text:p text:style-name="P9"><text:span text:style-name="T8">1. Makes K mean classifier with k = 3</text:span></text:p>
      <text:p text:style-name="P9"><text:span text:style-name="T8">2. Stores the classifier <text:s/>, labels , cluster centers and inertia ( SSE ) to variables.</text:span></text:p>
      <text:p text:style-name="P9"><text:span text:style-name="T8">3. Loops through the data and plots scatter plot for each pair of attributes.</text:span></text:p>
      <text:p text:style-name="P9"><text:span text:style-name="T8"/></text:p>
      <text:p text:style-name="P13"><text:span text:style-name="T6">3. KmeanClassifier : </text:span><text:span text:style-name="T9">Declares and initialises the k means classifier , calculates the labels , cluster centers , intertia ( SSD ) and distSpace . Then it returns those values.</text:span></text:p>
      <text:p text:style-name="P13"><text:span text:style-name="T9"/></text:p>
      <text:p text:style-name="P14"><text:span text:style-name="T3">4. plot_data : </text:span><text:span text:style-name="T8">Declares new variables and assigns each attribute values I.e Values of each column in the data set to be used for creating the scatter plot.</text:span></text:p>
      <text:p text:style-name="P14"><text:span text:style-name="T8"/></text:p>
      <text:p text:style-name="P14"><text:span text:style-name="T3">5. Scatter_Plot :</text:span><text:span text:style-name="T8"> Takes figure number, data , label , K mean classifier , xlabel , ylabel and cluster centers as arguments to create individual scatter plots.</text:span></text:p>
      <text:p text:style-name="P14"><text:span text:style-name="T8"/></text:p>
      <text:p text:style-name="P14"><text:span text:style-name="T3">6. Question3 : </text:span><text:span text:style-name="T10">Creates k means classifier with k in the set of (3,5,10) . Calculates WC , BC and Calinski index and returns the values as well as plots the heatmap table.</text:span></text:p>
      <text:p text:style-name="P14"><text:soft-page-break/><text:span text:style-name="T10"/></text:p>
      <text:p text:style-name="P15"><text:span text:style-name="T7">7. k_means_algorithm_loop : </text:span><text:span text:style-name="T10">Creates K means classifier in a loop and returns an object containing necessary values like the classifiers , cluster centers , labels .</text:span></text:p>
      <text:p text:style-name="P15"><text:span text:style-name="T10"/></text:p>
      <text:p text:style-name="P10">8. get_CH : <text:span text:style-name="T8">Calinski – Harabasz score for the classfiers and returns the values. Takes the data and labels as arguments.</text:span></text:p>
      <text:p text:style-name="P10"><text:span text:style-name="T8"/></text:p>
      <text:p text:style-name="P10">9. get_BC : <text:span text:style-name="T8">Calculates the between cluster distance for each classfier and returns the value.</text:span></text:p>
      <text:p text:style-name="P10"><text:span text:style-name="T8"/></text:p>
      <text:p text:style-name="P10">10. main : <text:span text:style-name="T8">Prints all the necessary values to the console and creates all the visualisations and graphs.</text:span></text:p>
      <text:p text:style-name="P10"><text:span text:style-name="T8"/></text:p>
      <text:p text:style-name="P15"><text:span text:style-name="T7">11</text:span><text:span text:style-name="T4">. Instructions to run the program :</text:span><text:span text:style-name="T1"> On the CLI run : python3 </text:span><text:span text:style-name="T12">Clustering</text:span><text:span text:style-name="T1">.py</text:span></text:p>
      <text:p text:style-name="P15"/>
      <text:p text:style-name="P15"><text:span text:style-name="T7">12</text:span><text:span text:style-name="T4">. Dependencies :</text:span></text:p>
      <text:p text:style-name="P3"><text:span text:style-name="T2"><text:tab/>1. </text:span>pandas, matplotlib , sklearn , <text:span text:style-name="T12">numpy</text:span> <text:span text:style-name="T2">libraries.</text:span></text:p>
      <text:p text:style-name="P7"><text:span text:style-name="T11"><text:tab/>2. python3 environmen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0:27:20.061411269</meta:creation-date>
    <dc:date>2021-02-19T01:16:42.418017319</dc:date>
    <meta:editing-duration>PT7M11S</meta:editing-duration>
    <meta:editing-cycles>1</meta:editing-cycles>
    <meta:document-statistic meta:table-count="0" meta:image-count="0" meta:object-count="0" meta:page-count="3" meta:paragraph-count="59" meta:word-count="710" meta:character-count="4354" meta:non-whitespace-character-count="3608"/>
    <meta:generator>LibreOffice/6.4.6.2$Linux_X86_64 LibreOffice_project/40$Build-2</meta:generator>
  </office:meta>
</office:document-meta>
</file>